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ext-properties fo:color="#FF0000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ackground-color="#4F81BD"/>
      <style:text-properties fo:color="#FF0000"/>
    </style:style>
    <style:style style:name="ce19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ackground-color="#00B05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 Поменял стиль выделени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7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office:value-type="string" table:style-name="ce4">
            <text:p>Какая именно настройка? Как мне это в планах определ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При таскании устройства на план из дерева устройств показывать устройство, которое тащится</text:p>
          </table:table-cell>
          <table:table-cell office:value-type="string" table:style-name="ce4">
            <text:p>Стоит ли это делать? Сейчас показывается стандартная иконка для таскания, не уверен, что нужно делать отображение еще чего-то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Иконка нож не соответствует действительности</text:p>
          </table:table-cell>
          <table:table-cell office:value-type="string" table:style-name="ce4">
            <text:p>Что значит не соответствует? Как мне это фикси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7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Вертикальная и Горизонтальная линейка с выставлением границ</text:p>
          </table:table-cell>
          <table:table-cell office:value-type="string" table:style-name="ce4">
            <text:p>Ты же говорил, что это делать не нужно, или теперь нужно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Быстрый список не привязанных устройств</text:p>
          </table:table-cell>
          <table:table-cell office:value-type="string" table:style-name="ce4">
            <text:p>Как это должно выглядеть? Не привязанных к чему? К зоне или к плану?</text:p>
          </table:table-cell>
          <table:table-cell table:number-columns-repeated="16381"/>
        </table:table-row>
        <table:table-row table:style-name="ro2">
          <table:table-cell table:style-name="ce18"/>
          <table:table-cell table:number-columns-repeated="2" table:style-name="ce19"/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 Редактировать дерево устройств во вкладке Планы</text:p>
          </table:table-cell>
          <table:table-cell office:value-type="string" table:style-name="ce4">
            <text:p>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office:value-type="string" table:style-name="ce4">
            <text:p>Что имеется в виду? Какая рамка? Каких визуализаторов?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7">
            <text:p> Редактировать, копировать вставлять, дерево планов</text:p>
          </table:table-cell>
          <table:table-cell office:value-type="string" table:style-name="ce4">
            <text:p>Это имеется в виду редактирование в саомом дереве планов/папок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ГК Мультисервер в дереве присутствуют при не выбранных их при установки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При добавлении нового плана сохранять параметры предыдущего</text:p>
          </table:table-cell>
          <table:table-cell office:value-type="string" table:style-name="ce4">
            <text:p>Какие именно параметры? Куда их сохранять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20">
            <text:p> При сохранение проекта автоматом в имя файла писать инкрементное название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Ввести Сохранить..сохранить как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Везде где вводятся названия…автоматический подбор ранее введённого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COM сервер не даёт перегрузить комп</text:p>
          </table:table-cell>
          <table:table-cell office:value-type="string" table:style-name="ce4">
            <text:p>Не относится к планам - Не только перезагрузить, но и выключить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 Рисуя прямоугольный визуализатор зоны  - та же логика что и с многогранным см реализацию ФС -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 Необходимо более чётко видеть «точки» привязки визуализаторов зон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Масштабирование по колёсику мыши необходимо ускори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7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При перетаскивании плана средним колесом мыши надо двигать и вне пределов подложки</text:p>
          </table:table-cell>
          <table:table-cell office:value-type="string" table:style-name="ce4">
            <text:p>Что имеется в виду? CaptureMouse работает, тоскание не обрывается за пределами плана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Ситуационный план при увеличении подложки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Цвет непривязанного визуализатора сделать чуть более насыщенным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одпланы – нахера рисовать многогранник еси многогранме его не нарисовать….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20">
            <text:p>  При применении конфигурации без устройств – не выдаёт ошибки что нет устройств..зон и т.д.</text:p>
          </table:table-cell>
          <table:table-cell office:value-type="string" table:style-name="ce4">
            <text:p>Это относится к планам? Или вообще в целом замечания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ОЗ – устройств, ГК , нет но они в норме????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Встроеная графика – шрифты, размер на выходе не зависит от настроек???</text:p>
          </table:table-cell>
          <table:table-cell office:value-type="string" table:style-name="ce4">
            <text:p>От каких настроек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Гиперссылка на подплан должна быть прозрачной</text:p>
          </table:table-cell>
          <table:table-cell office:value-type="string" table:style-name="ce4">
            <text:p>Какая гиперссылка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После применения сервер не перезапускается, и необходимо перезапускать ОЗ вручную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При включении ОЗ – ПЛАН на первом мест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style-name="ce1"/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2-18T23:09:23Z</dc:date>
    <meta:editing-cycles>1</meta:editing-cycles>
    <meta:editing-duration>PT53S</meta:editing-duration>
  </office:meta>
</office:document-meta>
</file>